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4f12" officeooo:paragraph-rsid="001d4f12"/>
    </style:style>
    <style:style style:name="P2" style:family="paragraph" style:parent-style-name="Text_20_body">
      <style:text-properties fo:font-size="10pt" officeooo:rsid="001d4f12" officeooo:paragraph-rsid="001d4f12" style:font-size-asian="10pt" style:font-size-complex="10pt"/>
    </style:style>
    <style:style style:name="P3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1d4f12" officeooo:paragraph-rsid="001d4f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OP eksamensopgave 2017</text:h>
      <text:p text:style-name="P3">Antagelser<text:line-break/>Status<text:line-break/>Begrænsninger<text:line-break/>Udvidelser</text:p>
      <text:p text:style-name="P1"/>
      <text:h text:style-name="Heading_20_3" text:outline-level="3">Kilder</text:h>
      <text:p text:style-name="P2"><text:a xlink:type="simple" xlink:href="https://social.msdn.microsoft.com/Forums/vstudio/en-US/2b6b2c53-4497-4f26-bec1-0aae5073bca9/inconsistent-accessibility-parameter-type-x-is-less-accessible-than-method-y?forum=csharpgeneral" text:style-name="Internet_20_link" text:visited-style-name="Visited_20_Internet_20_Link">https://social.msdn.microsoft.com/Forums/vstudio/en-US/2b6b2c53-4497-4f26-bec1-0aae5073bca9/inconsistent-accessibility-parameter-type-x-is-less-accessible-than-method-y?forum=csharpgeneral</text:a> <text:line-break/><text:a xlink:type="simple" xlink:href="https://msdn.microsoft.com/en-us/library/ms173160.aspx" text:style-name="Internet_20_link" text:visited-style-name="Visited_20_Internet_20_Link">https://msdn.microsoft.com/en-us/library/ms173160.aspx</text:a><text:line-break/><text:a xlink:type="simple" xlink:href="http://stackoverflow.com/questions/6810090/c-sharp-not-all-code-paths-return-a-value-try-catch" text:style-name="Internet_20_link" text:visited-style-name="Visited_20_Internet_20_Link">http://stackoverflow.com/questions/6810090/c-sharp-not-all-code-paths-return-a-value-try-catch</text:a><text:line-break/><text:a xlink:type="simple" xlink:href="https://www.codeproject.com/Articles/415732/Reading-and-Writing-CSV-Files-in-Csharp" text:style-name="Internet_20_link" text:visited-style-name="Visited_20_Internet_20_Link">https://www.codeproject.com/Articles/415732/Reading-and-Writing-CSV-Files-in-Csharp</text:a><text:line-break/><text:a xlink:type="simple" xlink:href="https://social.msdn.microsoft.com/Forums/vstudio/en-US/0271c11d-4cf3-452b-af65-6c06473669fb/adding-row-into-existing-csv-file-using-c?forum=csharpgeneral" text:style-name="Internet_20_link" text:visited-style-name="Visited_20_Internet_20_Link">https://social.msdn.microsoft.com/Forums/vstudio/en-US/0271c11d-4cf3-452b-af65-6c06473669fb/adding-row-into-existing-csv-file-using-c?forum=csharpgeneral</text:a><text:line-break/><text:a xlink:type="simple" xlink:href="https://msdn.microsoft.com/en-us/library/87cdya3t(v=vs.110).aspx" text:style-name="Internet_20_link" text:visited-style-name="Visited_20_Internet_20_Link">https://msdn.microsoft.com/en-us/library/87cdya3t(v=vs.110).aspx</text:a><text:line-break/><text:a xlink:type="simple" xlink:href="https://www.codeproject.com/Answers/384264/How-to-read-from-csv-file-using-csharp#answer2" text:style-name="Internet_20_link" text:visited-style-name="Visited_20_Internet_20_Link">https://www.codeproject.com/Answers/384264/How-to-read-from-csv-file-using-csharp#answer2</text:a><text:line-break/><text:a xlink:type="simple" xlink:href="https://msdn.microsoft.com/da-dk/library/98f28cdx.aspx" text:style-name="Internet_20_link" text:visited-style-name="Visited_20_Internet_20_Link">https://msdn.microsoft.com/da-dk/library/98f28cdx.aspx</text:a><text:line-break/><text:a xlink:type="simple" xlink:href="http://stackoverflow.com/a/5344836" text:style-name="Internet_20_link" text:visited-style-name="Visited_20_Internet_20_Link">http://stackoverflow.com/a/5344836</text:a><text:line-break/><text:a xlink:type="simple" xlink:href="http://stackoverflow.com/a/10883477" text:style-name="Internet_20_link" text:visited-style-name="Visited_20_Internet_20_Link">http://stackoverflow.com/a/10883477</text:a><text:line-break/><text:a xlink:type="simple" xlink:href="http://stackoverflow.com/questions/2829873/how-can-i-detect-if-this-dictionary-key-exists-in-c" text:style-name="Internet_20_link" text:visited-style-name="Visited_20_Internet_20_Link">http://stackoverflow.com/questions/2829873/how-can-i-detect-if-this-dictionary-key-exists-in-c</text:a><text:line-break/><text:a xlink:type="simple" xlink:href="https://www.tutorialspoint.com/csharp/csharp_delegates.htm" text:style-name="Internet_20_link" text:visited-style-name="Visited_20_Internet_20_Link">https://www.tutorialspoint.com/csharp/csharp_delegates.htm</text:a><text:line-break/><text:a xlink:type="simple" xlink:href="https://msdn.microsoft.com/en-us/library/bb882516.aspx" text:style-name="Internet_20_link" text:visited-style-name="Visited_20_Internet_20_Link">https://msdn.microsoft.com/en-us/library/bb882516.aspx</text:a><text:line-break/><text:a xlink:type="simple" xlink:href="http://stackoverflow.com/questions/4233536/c-sharp-store-functions-in-a-dictionary" text:style-name="Internet_20_link" text:visited-style-name="Visited_20_Internet_20_Link">http://stackoverflow.com/questions/4233536/c-sharp-store-functions-in-a-dictionary</text:a><text:line-break/><text:a xlink:type="simple" xlink:href="http://stackoverflow.com/questions/2896715/dictionary-with-delegate-or-switch" text:style-name="Internet_20_link" text:visited-style-name="Visited_20_Internet_20_Link">http://stackoverflow.com/questions/2896715/dictionary-with-delegate-or-switch</text:a><text:line-break/><text:a xlink:type="simple" xlink:href="http://stackoverflow.com/a/21099511" text:style-name="Internet_20_link" text:visited-style-name="Visited_20_Internet_20_Link">http://stackoverflow.com/a/21099511</text:a><text:line-break/><text:a xlink:type="simple" xlink:href="https://msdn.microsoft.com/en-us/library/twcw2f1c(v=vs.110).aspx" text:style-name="Internet_20_link" text:visited-style-name="Visited_20_Internet_20_Link">https://msdn.microsoft.com/en-us/library/twcw2f1c(v=vs.110).aspx</text:a><text:line-break/><text:a xlink:type="simple" xlink:href="http://stackoverflow.com/a/1177897" text:style-name="Internet_20_link" text:visited-style-name="Visited_20_Internet_20_Link">http://stackoverflow.com/a/1177897</text:a><text:line-break/><text:a xlink:type="simple" xlink:href="https://msdn.microsoft.com/en-us/library/system.object.tostring(v=vs.110).aspx" text:style-name="Internet_20_link" text:visited-style-name="Visited_20_Internet_20_Link">https://msdn.microsoft.com/en-us/library/system.object.tostring(v=vs.110).aspx</text:a><text:line-break/><text:a xlink:type="simple" xlink:href="https://www.codeproject.com/Articles/415732/Reading-and-Writing-CSV-Files-in-Csharp" text:style-name="Internet_20_link" text:visited-style-name="Visited_20_Internet_20_Link">https://www.codeproject.com/Articles/415732/Reading-and-Writing-CSV-Files-in-Cshar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02:36:19.884000000</meta:creation-date>
    <dc:date>2017-05-05T03:10:03.561000000</dc:date>
    <meta:editing-duration>PT23M33S</meta:editing-duration>
    <meta:editing-cycles>1</meta:editing-cycles>
    <meta:document-statistic meta:table-count="0" meta:image-count="0" meta:object-count="0" meta:page-count="1" meta:paragraph-count="4" meta:word-count="28" meta:character-count="1598" meta:non-whitespace-character-count="1573"/>
    <meta:generator>LibreOffice/5.3.2.2$Windows_x86 LibreOffice_project/6cd4f1ef626f15116896b1d8e1398b56da0d0ee1</meta:generator>
  </office:meta>
</office:document-meta>
</file>